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2.173cm" svg:y="3.42cm">
            <draw:object draw:notify-on-update-of-ranges="Sheet1.A2:Sheet1.A42 Sheet1.B1:Sheet1.B1 Sheet1.B2:Sheet1.B42 Sheet1.C1:Sheet1.C1 Sheet1.C2:Sheet1.C42 Sheet1.D1:Sheet1.D1 Sheet1.D2:Sheet1.D42 Sheet1.E1:Sheet1.E1 Sheet1.E2:Sheet1.E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nodes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acket mutable</text:p>
          </table:table-cell>
          <table:table-cell office:value-type="string" calcext:value-type="string">
            <text:p>racket non mutabl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3.862060546875" calcext:value-type="float">
            <text:p>93.8620605469</text:p>
          </table:table-cell>
          <table:table-cell office:value-type="float" office:value="64.72216796875" calcext:value-type="float">
            <text:p>64.722167968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123.12109375" calcext:value-type="float">
            <text:p>123.12109375</text:p>
          </table:table-cell>
          <table:table-cell office:value-type="float" office:value="66.118896484375" calcext:value-type="float">
            <text:p>66.11889648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55.026123046875" calcext:value-type="float">
            <text:p>155.0261230469</text:p>
          </table:table-cell>
          <table:table-cell office:value-type="float" office:value="75.592041015625" calcext:value-type="float">
            <text:p>75.59204101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73.876953125" calcext:value-type="float">
            <text:p>173.876953125</text:p>
          </table:table-cell>
          <table:table-cell office:value-type="float" office:value="99.5390625" calcext:value-type="float">
            <text:p>99.53906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5" calcext:value-type="float">
            <text:p>45</text:p>
          </table:table-cell>
          <table:table-cell office:value-type="float" office:value="151" calcext:value-type="float">
            <text:p>151</text:p>
          </table:table-cell>
          <table:table-cell office:value-type="float" office:value="192.887939453125" calcext:value-type="float">
            <text:p>192.8879394531</text:p>
          </table:table-cell>
          <table:table-cell office:value-type="float" office:value="113.6259765625" calcext:value-type="float">
            <text:p>113.62597656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4" calcext:value-type="float">
            <text:p>54</text:p>
          </table:table-cell>
          <table:table-cell office:value-type="float" office:value="174" calcext:value-type="float">
            <text:p>174</text:p>
          </table:table-cell>
          <table:table-cell office:value-type="float" office:value="228.8388671875" calcext:value-type="float">
            <text:p>228.8388671875</text:p>
          </table:table-cell>
          <table:table-cell office:value-type="float" office:value="124.347900390625" calcext:value-type="float">
            <text:p>124.34790039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245.176025390625" calcext:value-type="float">
            <text:p>245.1760253906</text:p>
          </table:table-cell>
          <table:table-cell office:value-type="float" office:value="144.112060546875" calcext:value-type="float">
            <text:p>144.112060546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8" calcext:value-type="float">
            <text:p>68</text:p>
          </table:table-cell>
          <table:table-cell office:value-type="float" office:value="242" calcext:value-type="float">
            <text:p>242</text:p>
          </table:table-cell>
          <table:table-cell office:value-type="float" office:value="284.35009765625" calcext:value-type="float">
            <text:p>284.3500976563</text:p>
          </table:table-cell>
          <table:table-cell office:value-type="float" office:value="156.47607421875" calcext:value-type="float">
            <text:p>156.476074218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9" calcext:value-type="float">
            <text:p>79</text:p>
          </table:table-cell>
          <table:table-cell office:value-type="float" office:value="263" calcext:value-type="float">
            <text:p>263</text:p>
          </table:table-cell>
          <table:table-cell office:value-type="float" office:value="301.317138671875" calcext:value-type="float">
            <text:p>301.3171386719</text:p>
          </table:table-cell>
          <table:table-cell office:value-type="float" office:value="201.64501953125" calcext:value-type="float">
            <text:p>201.645019531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4" calcext:value-type="float">
            <text:p>84</text:p>
          </table:table-cell>
          <table:table-cell office:value-type="float" office:value="293" calcext:value-type="float">
            <text:p>293</text:p>
          </table:table-cell>
          <table:table-cell office:value-type="float" office:value="344.577880859375" calcext:value-type="float">
            <text:p>344.5778808594</text:p>
          </table:table-cell>
          <table:table-cell office:value-type="float" office:value="206.324951171875" calcext:value-type="float">
            <text:p>206.32495117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  <table:table-cell office:value-type="float" office:value="306" calcext:value-type="float">
            <text:p>306</text:p>
          </table:table-cell>
          <table:table-cell office:value-type="float" office:value="381.89990234375" calcext:value-type="float">
            <text:p>381.8999023438</text:p>
          </table:table-cell>
          <table:table-cell office:value-type="float" office:value="228.778076171875" calcext:value-type="float">
            <text:p>228.778076171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8" calcext:value-type="float">
            <text:p>128</text:p>
          </table:table-cell>
          <table:table-cell office:value-type="float" office:value="406" calcext:value-type="float">
            <text:p>406</text:p>
          </table:table-cell>
          <table:table-cell office:value-type="float" office:value="420.734130859375" calcext:value-type="float">
            <text:p>420.7341308594</text:p>
          </table:table-cell>
          <table:table-cell office:value-type="float" office:value="248.822021484375" calcext:value-type="float">
            <text:p>248.82202148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" calcext:value-type="float">
            <text:p>140</text:p>
          </table:table-cell>
          <table:table-cell office:value-type="float" office:value="331" calcext:value-type="float">
            <text:p>331</text:p>
          </table:table-cell>
          <table:table-cell office:value-type="float" office:value="476.751953125" calcext:value-type="float">
            <text:p>476.751953125</text:p>
          </table:table-cell>
          <table:table-cell office:value-type="float" office:value="274.801025390625" calcext:value-type="float">
            <text:p>274.801025390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" calcext:value-type="float">
            <text:p>140</text:p>
          </table:table-cell>
          <table:table-cell office:value-type="float" office:value="458" calcext:value-type="float">
            <text:p>458</text:p>
          </table:table-cell>
          <table:table-cell office:value-type="float" office:value="503.18017578125" calcext:value-type="float">
            <text:p>503.1801757813</text:p>
          </table:table-cell>
          <table:table-cell office:value-type="float" office:value="274.84814453125" calcext:value-type="float">
            <text:p>274.848144531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9" calcext:value-type="float">
            <text:p>159</text:p>
          </table:table-cell>
          <table:table-cell office:value-type="float" office:value="471" calcext:value-type="float">
            <text:p>471</text:p>
          </table:table-cell>
          <table:table-cell office:value-type="float" office:value="548.35009765625" calcext:value-type="float">
            <text:p>548.3500976563</text:p>
          </table:table-cell>
          <table:table-cell office:value-type="float" office:value="303.5869140625" calcext:value-type="float">
            <text:p>303.58691406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9" calcext:value-type="float">
            <text:p>209</text:p>
          </table:table-cell>
          <table:table-cell office:value-type="float" office:value="494" calcext:value-type="float">
            <text:p>494</text:p>
          </table:table-cell>
          <table:table-cell office:value-type="float" office:value="593.307861328125" calcext:value-type="float">
            <text:p>593.3078613281</text:p>
          </table:table-cell>
          <table:table-cell office:value-type="float" office:value="322.0859375" calcext:value-type="float">
            <text:p>322.08593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1" calcext:value-type="float">
            <text:p>231</text:p>
          </table:table-cell>
          <table:table-cell office:value-type="float" office:value="539" calcext:value-type="float">
            <text:p>539</text:p>
          </table:table-cell>
          <table:table-cell office:value-type="float" office:value="661.320068359375" calcext:value-type="float">
            <text:p>661.3200683594</text:p>
          </table:table-cell>
          <table:table-cell office:value-type="float" office:value="351.120849609375" calcext:value-type="float">
            <text:p>351.120849609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42" calcext:value-type="float">
            <text:p>242</text:p>
          </table:table-cell>
          <table:table-cell office:value-type="float" office:value="565" calcext:value-type="float">
            <text:p>565</text:p>
          </table:table-cell>
          <table:table-cell office:value-type="float" office:value="717.5" calcext:value-type="float">
            <text:p>717.5</text:p>
          </table:table-cell>
          <table:table-cell office:value-type="float" office:value="382.427978515625" calcext:value-type="float">
            <text:p>382.427978515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24" calcext:value-type="float">
            <text:p>224</text:p>
          </table:table-cell>
          <table:table-cell office:value-type="float" office:value="679" calcext:value-type="float">
            <text:p>679</text:p>
          </table:table-cell>
          <table:table-cell office:value-type="float" office:value="780.677001953125" calcext:value-type="float">
            <text:p>780.6770019531</text:p>
          </table:table-cell>
          <table:table-cell office:value-type="float" office:value="404.89111328125" calcext:value-type="float">
            <text:p>404.891113281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82" calcext:value-type="float">
            <text:p>282</text:p>
          </table:table-cell>
          <table:table-cell office:value-type="float" office:value="687" calcext:value-type="float">
            <text:p>687</text:p>
          </table:table-cell>
          <table:table-cell office:value-type="float" office:value="824.487060546875" calcext:value-type="float">
            <text:p>824.4870605469</text:p>
          </table:table-cell>
          <table:table-cell office:value-type="float" office:value="429.832763671875" calcext:value-type="float">
            <text:p>429.83276367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2" calcext:value-type="float">
            <text:p>262</text:p>
          </table:table-cell>
          <table:table-cell office:value-type="float" office:value="792" calcext:value-type="float">
            <text:p>792</text:p>
          </table:table-cell>
          <table:table-cell office:value-type="float" office:value="780.577880859375" calcext:value-type="float">
            <text:p>780.5778808594</text:p>
          </table:table-cell>
          <table:table-cell office:value-type="float" office:value="457.310791015625" calcext:value-type="float">
            <text:p>457.310791015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5" calcext:value-type="float">
            <text:p>335</text:p>
          </table:table-cell>
          <table:table-cell office:value-type="float" office:value="708" calcext:value-type="float">
            <text:p>708</text:p>
          </table:table-cell>
          <table:table-cell office:value-type="float" office:value="845.135009765625" calcext:value-type="float">
            <text:p>845.1350097656</text:p>
          </table:table-cell>
          <table:table-cell office:value-type="float" office:value="487.5791015625" calcext:value-type="float">
            <text:p>487.579101562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71" calcext:value-type="float">
            <text:p>371</text:p>
          </table:table-cell>
          <table:table-cell office:value-type="float" office:value="825" calcext:value-type="float">
            <text:p>825</text:p>
          </table:table-cell>
          <table:table-cell office:value-type="float" office:value="904.52001953125" calcext:value-type="float">
            <text:p>904.5200195313</text:p>
          </table:table-cell>
          <table:table-cell office:value-type="float" office:value="521.43310546875" calcext:value-type="float">
            <text:p>521.433105468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02" calcext:value-type="float">
            <text:p>402</text:p>
          </table:table-cell>
          <table:table-cell office:value-type="float" office:value="914" calcext:value-type="float">
            <text:p>914</text:p>
          </table:table-cell>
          <table:table-cell office:value-type="float" office:value="959.656982421875" calcext:value-type="float">
            <text:p>959.6569824219</text:p>
          </table:table-cell>
          <table:table-cell office:value-type="float" office:value="557.174072265625" calcext:value-type="float">
            <text:p>557.174072265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92" calcext:value-type="float">
            <text:p>392</text:p>
          </table:table-cell>
          <table:table-cell office:value-type="float" office:value="923" calcext:value-type="float">
            <text:p>923</text:p>
          </table:table-cell>
          <table:table-cell office:value-type="float" office:value="1017.9560546875" calcext:value-type="float">
            <text:p>1017.9560546875</text:p>
          </table:table-cell>
          <table:table-cell office:value-type="float" office:value="581.0029296875" calcext:value-type="float">
            <text:p>581.00292968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56" calcext:value-type="float">
            <text:p>356</text:p>
          </table:table-cell>
          <table:table-cell office:value-type="float" office:value="1023" calcext:value-type="float">
            <text:p>1023</text:p>
          </table:table-cell>
          <table:table-cell office:value-type="float" office:value="1083.578125" calcext:value-type="float">
            <text:p>1083.578125</text:p>
          </table:table-cell>
          <table:table-cell office:value-type="float" office:value="610.31982421875" calcext:value-type="float">
            <text:p>610.319824218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65" calcext:value-type="float">
            <text:p>465</text:p>
          </table:table-cell>
          <table:table-cell office:value-type="float" office:value="933" calcext:value-type="float">
            <text:p>933</text:p>
          </table:table-cell>
          <table:table-cell office:value-type="float" office:value="1121.65112304688" calcext:value-type="float">
            <text:p>1121.6511230469</text:p>
          </table:table-cell>
          <table:table-cell office:value-type="float" office:value="643.115966796875" calcext:value-type="float">
            <text:p>643.115966796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79" calcext:value-type="float">
            <text:p>479</text:p>
          </table:table-cell>
          <table:table-cell office:value-type="float" office:value="1254" calcext:value-type="float">
            <text:p>1254</text:p>
          </table:table-cell>
          <table:table-cell office:value-type="float" office:value="1196.90112304688" calcext:value-type="float">
            <text:p>1196.9011230469</text:p>
          </table:table-cell>
          <table:table-cell office:value-type="float" office:value="681.414794921875" calcext:value-type="float">
            <text:p>681.414794921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23" calcext:value-type="float">
            <text:p>423</text:p>
          </table:table-cell>
          <table:table-cell office:value-type="float" office:value="1075" calcext:value-type="float">
            <text:p>1075</text:p>
          </table:table-cell>
          <table:table-cell office:value-type="float" office:value="1282.97998046875" calcext:value-type="float">
            <text:p>1282.9799804688</text:p>
          </table:table-cell>
          <table:table-cell office:value-type="float" office:value="724.567138671875" calcext:value-type="float">
            <text:p>724.567138671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74" calcext:value-type="float">
            <text:p>574</text:p>
          </table:table-cell>
          <table:table-cell office:value-type="float" office:value="1263" calcext:value-type="float">
            <text:p>1263</text:p>
          </table:table-cell>
          <table:table-cell office:value-type="float" office:value="1337.09790039063" calcext:value-type="float">
            <text:p>1337.0979003906</text:p>
          </table:table-cell>
          <table:table-cell office:value-type="float" office:value="760.046875" calcext:value-type="float">
            <text:p>760.0468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87" calcext:value-type="float">
            <text:p>587</text:p>
          </table:table-cell>
          <table:table-cell office:value-type="float" office:value="1355" calcext:value-type="float">
            <text:p>1355</text:p>
          </table:table-cell>
          <table:table-cell office:value-type="float" office:value="1417.12109375" calcext:value-type="float">
            <text:p>1417.12109375</text:p>
          </table:table-cell>
          <table:table-cell office:value-type="float" office:value="777.195068359375" calcext:value-type="float">
            <text:p>777.195068359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38" calcext:value-type="float">
            <text:p>638</text:p>
          </table:table-cell>
          <table:table-cell office:value-type="float" office:value="1411" calcext:value-type="float">
            <text:p>1411</text:p>
          </table:table-cell>
          <table:table-cell office:value-type="float" office:value="1441.48388671875" calcext:value-type="float">
            <text:p>1441.4838867188</text:p>
          </table:table-cell>
          <table:table-cell office:value-type="float" office:value="850.157958984375" calcext:value-type="float">
            <text:p>850.157958984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721" calcext:value-type="float">
            <text:p>721</text:p>
          </table:table-cell>
          <table:table-cell office:value-type="float" office:value="1655" calcext:value-type="float">
            <text:p>1655</text:p>
          </table:table-cell>
          <table:table-cell office:value-type="float" office:value="1511.10595703125" calcext:value-type="float">
            <text:p>1511.1059570313</text:p>
          </table:table-cell>
          <table:table-cell office:value-type="float" office:value="866.009033203125" calcext:value-type="float">
            <text:p>866.009033203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91" calcext:value-type="float">
            <text:p>791</text:p>
          </table:table-cell>
          <table:table-cell office:value-type="float" office:value="1866" calcext:value-type="float">
            <text:p>1866</text:p>
          </table:table-cell>
          <table:table-cell office:value-type="float" office:value="1585.42602539063" calcext:value-type="float">
            <text:p>1585.4260253906</text:p>
          </table:table-cell>
          <table:table-cell office:value-type="float" office:value="1006.23388671875" calcext:value-type="float">
            <text:p>1006.233886718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00" calcext:value-type="float">
            <text:p>800</text:p>
          </table:table-cell>
          <table:table-cell office:value-type="float" office:value="1734" calcext:value-type="float">
            <text:p>1734</text:p>
          </table:table-cell>
          <table:table-cell office:value-type="float" office:value="1669.51293945313" calcext:value-type="float">
            <text:p>1669.5129394531</text:p>
          </table:table-cell>
          <table:table-cell office:value-type="float" office:value="938.325927734375" calcext:value-type="float">
            <text:p>938.325927734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25" calcext:value-type="float">
            <text:p>825</text:p>
          </table:table-cell>
          <table:table-cell office:value-type="float" office:value="1652" calcext:value-type="float">
            <text:p>1652</text:p>
          </table:table-cell>
          <table:table-cell office:value-type="float" office:value="1703.65893554688" calcext:value-type="float">
            <text:p>1703.6589355469</text:p>
          </table:table-cell>
          <table:table-cell office:value-type="float" office:value="983.580810546875" calcext:value-type="float">
            <text:p>983.580810546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925" calcext:value-type="float">
            <text:p>925</text:p>
          </table:table-cell>
          <table:table-cell office:value-type="float" office:value="2012" calcext:value-type="float">
            <text:p>2012</text:p>
          </table:table-cell>
          <table:table-cell office:value-type="float" office:value="1804.90380859375" calcext:value-type="float">
            <text:p>1804.9038085938</text:p>
          </table:table-cell>
          <table:table-cell office:value-type="float" office:value="1026.10986328125" calcext:value-type="float">
            <text:p>1026.109863281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949" calcext:value-type="float">
            <text:p>949</text:p>
          </table:table-cell>
          <table:table-cell office:value-type="float" office:value="1808" calcext:value-type="float">
            <text:p>1808</text:p>
          </table:table-cell>
          <table:table-cell office:value-type="float" office:value="1886.88403320313" calcext:value-type="float">
            <text:p>1886.8840332031</text:p>
          </table:table-cell>
          <table:table-cell office:value-type="float" office:value="1069.458984375" calcext:value-type="float">
            <text:p>1069.45898437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04" calcext:value-type="float">
            <text:p>1004</text:p>
          </table:table-cell>
          <table:table-cell office:value-type="float" office:value="2251" calcext:value-type="float">
            <text:p>2251</text:p>
          </table:table-cell>
          <table:table-cell office:value-type="float" office:value="1985.88110351563" calcext:value-type="float">
            <text:p>1985.8811035156</text:p>
          </table:table-cell>
          <table:table-cell office:value-type="float" office:value="1113.60888671875" calcext:value-type="float">
            <text:p>1113.608886718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82" calcext:value-type="float">
            <text:p>1082</text:p>
          </table:table-cell>
          <table:table-cell office:value-type="float" office:value="2021" calcext:value-type="float">
            <text:p>2021</text:p>
          </table:table-cell>
          <table:table-cell office:value-type="float" office:value="2070.96899414062" calcext:value-type="float">
            <text:p>2070.9689941406</text:p>
          </table:table-cell>
          <table:table-cell office:value-type="float" office:value="1154.63598632813" calcext:value-type="float">
            <text:p>1154.63598632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04" calcext:value-type="float">
            <text:p>1104</text:p>
          </table:table-cell>
          <table:table-cell office:value-type="float" office:value="2203" calcext:value-type="float">
            <text:p>2203</text:p>
          </table:table-cell>
          <table:table-cell office:value-type="float" office:value="2137.34594726562" calcext:value-type="float">
            <text:p>2137.3459472656</text:p>
          </table:table-cell>
          <table:table-cell office:value-type="float" office:value="1204.0419921875" calcext:value-type="float">
            <text:p>1204.0419921875</text:p>
          </table:table-cell>
        </table:table-row>
      </table:table>
      <table:table table:name="Sheet2" table:style-name="ta1"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umber of edges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Haskell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float" office:value="21.189208984375" calcext:value-type="float">
            <text:p>21.1892089844</text:p>
          </table:table-cell>
          <table:table-cell/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5" calcext:value-type="float">
            <text:p>5</text:p>
          </table:table-cell>
          <table:table-cell office:value-type="float" office:value="32.628173828125" calcext:value-type="float">
            <text:p>32.6281738281</text:p>
          </table:table-cell>
          <table:table-cell/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7" calcext:value-type="float">
            <text:p>7</text:p>
          </table:table-cell>
          <table:table-cell office:value-type="float" office:value="41.218017578125" calcext:value-type="float">
            <text:p>41.2180175781</text:p>
          </table:table-cell>
          <table:table-cell/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8" calcext:value-type="float">
            <text:p>8</text:p>
          </table:table-cell>
          <table:table-cell office:value-type="float" office:value="60.593994140625" calcext:value-type="float">
            <text:p>60.5939941406</text:p>
          </table:table-cell>
          <table:table-cell/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11" calcext:value-type="float">
            <text:p>11</text:p>
          </table:table-cell>
          <table:table-cell office:value-type="float" office:value="65.64794921875" calcext:value-type="float">
            <text:p>65.6479492188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3" calcext:value-type="float">
            <text:p>13</text:p>
          </table:table-cell>
          <table:table-cell office:value-type="float" office:value="84.160888671875" calcext:value-type="float">
            <text:p>84.1608886719</text:p>
          </table:table-cell>
          <table:table-cell/>
        </table:table-row>
        <table:table-row table:style-name="ro1">
          <table:table-cell office:value-type="float" office:value="1210000" calcext:value-type="float">
            <text:p>1210000</text:p>
          </table:table-cell>
          <table:table-cell office:value-type="float" office:value="16" calcext:value-type="float">
            <text:p>16</text:p>
          </table:table-cell>
          <table:table-cell office:value-type="float" office:value="99.635986328125" calcext:value-type="float">
            <text:p>99.6359863281</text:p>
          </table:table-cell>
          <table:table-cell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float" office:value="21" calcext:value-type="float">
            <text:p>21</text:p>
          </table:table-cell>
          <table:table-cell office:value-type="float" office:value="119.519775390625" calcext:value-type="float">
            <text:p>119.5197753906</text:p>
          </table:table-cell>
          <table:table-cell/>
        </table:table-row>
        <table:table-row table:style-name="ro1">
          <table:table-cell office:value-type="float" office:value="1690000" calcext:value-type="float">
            <text:p>1690000</text:p>
          </table:table-cell>
          <table:table-cell office:value-type="float" office:value="21" calcext:value-type="float">
            <text:p>21</text:p>
          </table:table-cell>
          <table:table-cell office:value-type="float" office:value="138.754150390625" calcext:value-type="float">
            <text:p>138.7541503906</text:p>
          </table:table-cell>
          <table:table-cell/>
        </table:table-row>
        <table:table-row table:style-name="ro1">
          <table:table-cell office:value-type="float" office:value="1960000" calcext:value-type="float">
            <text:p>1960000</text:p>
          </table:table-cell>
          <table:table-cell office:value-type="float" office:value="24" calcext:value-type="float">
            <text:p>24</text:p>
          </table:table-cell>
          <table:table-cell office:value-type="float" office:value="162.01611328125" calcext:value-type="float">
            <text:p>162.0161132813</text:p>
          </table:table-cell>
          <table:table-cell/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0" calcext:value-type="float">
            <text:p>30</text:p>
          </table:table-cell>
          <table:table-cell office:value-type="float" office:value="186.286865234375" calcext:value-type="float">
            <text:p>186.2868652344</text:p>
          </table:table-cell>
          <table:table-cell/>
        </table:table-row>
        <table:table-row table:style-name="ro1">
          <table:table-cell office:value-type="float" office:value="2560000" calcext:value-type="float">
            <text:p>2560000</text:p>
          </table:table-cell>
          <table:table-cell office:value-type="float" office:value="34" calcext:value-type="float">
            <text:p>34</text:p>
          </table:table-cell>
          <table:table-cell office:value-type="float" office:value="210.715087890625" calcext:value-type="float">
            <text:p>210.7150878906</text:p>
          </table:table-cell>
          <table:table-cell/>
        </table:table-row>
        <table:table-row table:style-name="ro1">
          <table:table-cell office:value-type="float" office:value="2890000" calcext:value-type="float">
            <text:p>2890000</text:p>
          </table:table-cell>
          <table:table-cell office:value-type="float" office:value="37" calcext:value-type="float">
            <text:p>37</text:p>
          </table:table-cell>
          <table:table-cell office:value-type="float" office:value="241.10498046875" calcext:value-type="float">
            <text:p>241.1049804688</text:p>
          </table:table-cell>
          <table:table-cell/>
        </table:table-row>
        <table:table-row table:style-name="ro1">
          <table:table-cell office:value-type="float" office:value="3240000" calcext:value-type="float">
            <text:p>3240000</text:p>
          </table:table-cell>
          <table:table-cell office:value-type="float" office:value="41" calcext:value-type="float">
            <text:p>41</text:p>
          </table:table-cell>
          <table:table-cell office:value-type="float" office:value="274.623779296875" calcext:value-type="float">
            <text:p>274.6237792969</text:p>
          </table:table-cell>
          <table:table-cell/>
        </table:table-row>
        <table:table-row table:style-name="ro1">
          <table:table-cell office:value-type="float" office:value="3610000" calcext:value-type="float">
            <text:p>3610000</text:p>
          </table:table-cell>
          <table:table-cell office:value-type="float" office:value="46" calcext:value-type="float">
            <text:p>46</text:p>
          </table:table-cell>
          <table:table-cell office:value-type="float" office:value="291.947998046875" calcext:value-type="float">
            <text:p>291.9479980469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52" calcext:value-type="float">
            <text:p>52</text:p>
          </table:table-cell>
          <table:table-cell office:value-type="float" office:value="331.223876953125" calcext:value-type="float">
            <text:p>331.2238769531</text:p>
          </table:table-cell>
          <table:table-cell/>
        </table:table-row>
        <table:table-row table:style-name="ro1">
          <table:table-cell office:value-type="float" office:value="4410000" calcext:value-type="float">
            <text:p>4410000</text:p>
          </table:table-cell>
          <table:table-cell office:value-type="float" office:value="61" calcext:value-type="float">
            <text:p>61</text:p>
          </table:table-cell>
          <table:table-cell office:value-type="float" office:value="360.843994140625" calcext:value-type="float">
            <text:p>360.8439941406</text:p>
          </table:table-cell>
          <table:table-cell/>
        </table:table-row>
        <table:table-row table:style-name="ro1">
          <table:table-cell office:value-type="float" office:value="4840000" calcext:value-type="float">
            <text:p>4840000</text:p>
          </table:table-cell>
          <table:table-cell office:value-type="float" office:value="65" calcext:value-type="float">
            <text:p>65</text:p>
          </table:table-cell>
          <table:table-cell office:value-type="float" office:value="395.284912109375" calcext:value-type="float">
            <text:p>395.2849121094</text:p>
          </table:table-cell>
          <table:table-cell/>
        </table:table-row>
        <table:table-row table:style-name="ro1">
          <table:table-cell office:value-type="float" office:value="5290000" calcext:value-type="float">
            <text:p>5290000</text:p>
          </table:table-cell>
          <table:table-cell office:value-type="float" office:value="64" calcext:value-type="float">
            <text:p>64</text:p>
          </table:table-cell>
          <table:table-cell office:value-type="float" office:value="430.201171875" calcext:value-type="float">
            <text:p>430.201171875</text:p>
          </table:table-cell>
          <table:table-cell/>
        </table:table-row>
        <table:table-row table:style-name="ro1">
          <table:table-cell office:value-type="float" office:value="5760000" calcext:value-type="float">
            <text:p>5760000</text:p>
          </table:table-cell>
          <table:table-cell office:value-type="float" office:value="73" calcext:value-type="float">
            <text:p>73</text:p>
          </table:table-cell>
          <table:table-cell office:value-type="float" office:value="474.4521484375" calcext:value-type="float">
            <text:p>474.4521484375</text:p>
          </table:table-cell>
          <table:table-cell/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75" calcext:value-type="float">
            <text:p>75</text:p>
          </table:table-cell>
          <table:table-cell office:value-type="float" office:value="502.18310546875" calcext:value-type="float">
            <text:p>502.1831054688</text:p>
          </table:table-cell>
          <table:table-cell/>
        </table:table-row>
        <table:table-row table:style-name="ro1">
          <table:table-cell office:value-type="float" office:value="6760000" calcext:value-type="float">
            <text:p>6760000</text:p>
          </table:table-cell>
          <table:table-cell office:value-type="float" office:value="80" calcext:value-type="float">
            <text:p>80</text:p>
          </table:table-cell>
          <table:table-cell office:value-type="float" office:value="558.884033203125" calcext:value-type="float">
            <text:p>558.8840332031</text:p>
          </table:table-cell>
          <table:table-cell/>
        </table:table-row>
        <table:table-row table:style-name="ro1">
          <table:table-cell office:value-type="float" office:value="7290000" calcext:value-type="float">
            <text:p>7290000</text:p>
          </table:table-cell>
          <table:table-cell office:value-type="float" office:value="95" calcext:value-type="float">
            <text:p>95</text:p>
          </table:table-cell>
          <table:table-cell office:value-type="float" office:value="599.607177734375" calcext:value-type="float">
            <text:p>599.6071777344</text:p>
          </table:table-cell>
          <table:table-cell/>
        </table:table-row>
        <table:table-row table:style-name="ro1">
          <table:table-cell office:value-type="float" office:value="7840000" calcext:value-type="float">
            <text:p>7840000</text:p>
          </table:table-cell>
          <table:table-cell office:value-type="float" office:value="98" calcext:value-type="float">
            <text:p>98</text:p>
          </table:table-cell>
          <table:table-cell office:value-type="float" office:value="643.25390625" calcext:value-type="float">
            <text:p>643.25390625</text:p>
          </table:table-cell>
          <table:table-cell/>
        </table:table-row>
        <table:table-row table:style-name="ro1">
          <table:table-cell office:value-type="float" office:value="8410000" calcext:value-type="float">
            <text:p>8410000</text:p>
          </table:table-cell>
          <table:table-cell office:value-type="float" office:value="97" calcext:value-type="float">
            <text:p>97</text:p>
          </table:table-cell>
          <table:table-cell office:value-type="float" office:value="700.125" calcext:value-type="float">
            <text:p>700.125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07" calcext:value-type="float">
            <text:p>107</text:p>
          </table:table-cell>
          <table:table-cell office:value-type="float" office:value="755.166015625" calcext:value-type="float">
            <text:p>755.166015625</text:p>
          </table:table-cell>
          <table:table-cell/>
        </table:table-row>
        <table:table-row table:style-name="ro1">
          <table:table-cell office:value-type="float" office:value="9610000" calcext:value-type="float">
            <text:p>9610000</text:p>
          </table:table-cell>
          <table:table-cell office:value-type="float" office:value="115" calcext:value-type="float">
            <text:p>115</text:p>
          </table:table-cell>
          <table:table-cell office:value-type="float" office:value="793.712158203125" calcext:value-type="float">
            <text:p>793.7121582031</text:p>
          </table:table-cell>
          <table:table-cell/>
        </table:table-row>
        <table:table-row table:style-name="ro1">
          <table:table-cell office:value-type="float" office:value="10240000" calcext:value-type="float">
            <text:p>10240000</text:p>
          </table:table-cell>
          <table:table-cell office:value-type="float" office:value="117" calcext:value-type="float">
            <text:p>117</text:p>
          </table:table-cell>
          <table:table-cell office:value-type="float" office:value="846.76806640625" calcext:value-type="float">
            <text:p>846.7680664063</text:p>
          </table:table-cell>
          <table:table-cell/>
        </table:table-row>
        <table:table-row table:style-name="ro1">
          <table:table-cell office:value-type="float" office:value="10890000" calcext:value-type="float">
            <text:p>10890000</text:p>
          </table:table-cell>
          <table:table-cell office:value-type="float" office:value="125" calcext:value-type="float">
            <text:p>125</text:p>
          </table:table-cell>
          <table:table-cell office:value-type="float" office:value="919.178955078125" calcext:value-type="float">
            <text:p>919.1789550781</text:p>
          </table:table-cell>
          <table:table-cell/>
        </table:table-row>
        <table:table-row table:style-name="ro1">
          <table:table-cell office:value-type="float" office:value="11560000" calcext:value-type="float">
            <text:p>11560000</text:p>
          </table:table-cell>
          <table:table-cell office:value-type="float" office:value="134" calcext:value-type="float">
            <text:p>134</text:p>
          </table:table-cell>
          <table:table-cell office:value-type="float" office:value="958.535888671875" calcext:value-type="float">
            <text:p>958.5358886719</text:p>
          </table:table-cell>
          <table:table-cell/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38" calcext:value-type="float">
            <text:p>138</text:p>
          </table:table-cell>
          <table:table-cell office:value-type="float" office:value="1035.80078125" calcext:value-type="float">
            <text:p>1035.80078125</text:p>
          </table:table-cell>
          <table:table-cell/>
        </table:table-row>
        <table:table-row table:style-name="ro1">
          <table:table-cell office:value-type="float" office:value="12960000" calcext:value-type="float">
            <text:p>12960000</text:p>
          </table:table-cell>
          <table:table-cell office:value-type="float" office:value="144" calcext:value-type="float">
            <text:p>144</text:p>
          </table:table-cell>
          <table:table-cell office:value-type="float" office:value="1080.55395507813" calcext:value-type="float">
            <text:p>1080.5539550781</text:p>
          </table:table-cell>
          <table:table-cell/>
        </table:table-row>
        <table:table-row table:style-name="ro1">
          <table:table-cell office:value-type="float" office:value="13690000" calcext:value-type="float">
            <text:p>13690000</text:p>
          </table:table-cell>
          <table:table-cell office:value-type="float" office:value="174" calcext:value-type="float">
            <text:p>174</text:p>
          </table:table-cell>
          <table:table-cell office:value-type="float" office:value="1133.55004882813" calcext:value-type="float">
            <text:p>1133.5500488281</text:p>
          </table:table-cell>
          <table:table-cell/>
        </table:table-row>
        <table:table-row table:style-name="ro1">
          <table:table-cell office:value-type="float" office:value="14440000" calcext:value-type="float">
            <text:p>14440000</text:p>
          </table:table-cell>
          <table:table-cell office:value-type="float" office:value="165" calcext:value-type="float">
            <text:p>165</text:p>
          </table:table-cell>
          <table:table-cell office:value-type="float" office:value="1209.88793945313" calcext:value-type="float">
            <text:p>1209.8879394531</text:p>
          </table:table-cell>
          <table:table-cell/>
        </table:table-row>
        <table:table-row table:style-name="ro1">
          <table:table-cell office:value-type="float" office:value="15210000" calcext:value-type="float">
            <text:p>15210000</text:p>
          </table:table-cell>
          <table:table-cell office:value-type="float" office:value="171" calcext:value-type="float">
            <text:p>171</text:p>
          </table:table-cell>
          <table:table-cell office:value-type="float" office:value="1288.11596679688" calcext:value-type="float">
            <text:p>1288.1159667969</text:p>
          </table:table-cell>
          <table:table-cell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75" calcext:value-type="float">
            <text:p>175</text:p>
          </table:table-cell>
          <table:table-cell office:value-type="float" office:value="1345.61889648438" calcext:value-type="float">
            <text:p>1345.6188964844</text:p>
          </table:table-cell>
          <table:table-cell/>
        </table:table-row>
        <table:table-row table:style-name="ro1">
          <table:table-cell office:value-type="float" office:value="16810000" calcext:value-type="float">
            <text:p>16810000</text:p>
          </table:table-cell>
          <table:table-cell office:value-type="float" office:value="184" calcext:value-type="float">
            <text:p>184</text:p>
          </table:table-cell>
          <table:table-cell office:value-type="float" office:value="1382.00512695313" calcext:value-type="float">
            <text:p>1382.0051269531</text:p>
          </table:table-cell>
          <table:table-cell/>
        </table:table-row>
        <table:table-row table:style-name="ro1">
          <table:table-cell office:value-type="float" office:value="17640000" calcext:value-type="float">
            <text:p>17640000</text:p>
          </table:table-cell>
          <table:table-cell office:value-type="float" office:value="200" calcext:value-type="float">
            <text:p>200</text:p>
          </table:table-cell>
          <table:table-cell office:value-type="float" office:value="1448.30493164062" calcext:value-type="float">
            <text:p>1448.3049316406</text:p>
          </table:table-cell>
          <table:table-cell/>
        </table:table-row>
        <table:table-row table:style-name="ro1">
          <table:table-cell office:value-type="float" office:value="18490000" calcext:value-type="float">
            <text:p>18490000</text:p>
          </table:table-cell>
          <table:table-cell office:value-type="float" office:value="208" calcext:value-type="float">
            <text:p>208</text:p>
          </table:table-cell>
          <table:table-cell office:value-type="float" office:value="1505.7119140625" calcext:value-type="float">
            <text:p>1505.7119140625</text:p>
          </table:table-cell>
          <table:table-cell/>
        </table:table-row>
        <table:table-row table:style-name="ro1">
          <table:table-cell office:value-type="float" office:value="19360000" calcext:value-type="float">
            <text:p>19360000</text:p>
          </table:table-cell>
          <table:table-cell office:value-type="float" office:value="219" calcext:value-type="float">
            <text:p>219</text:p>
          </table:table-cell>
          <table:table-cell office:value-type="float" office:value="1591.06591796875" calcext:value-type="float">
            <text:p>1591.0659179688</text:p>
          </table:table-cell>
          <table:table-cell/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236" calcext:value-type="float">
            <text:p>236</text:p>
          </table:table-cell>
          <table:table-cell office:value-type="float" office:value="1657.60180664063" calcext:value-type="float">
            <text:p>1657.6018066406</text:p>
          </table:table-cell>
          <table:table-cell/>
        </table:table-row>
        <table:table-row table:style-name="ro1">
          <table:table-cell office:value-type="float" office:value="21160000" calcext:value-type="float">
            <text:p>21160000</text:p>
          </table:table-cell>
          <table:table-cell office:value-type="float" office:value="244" calcext:value-type="float">
            <text:p>244</text:p>
          </table:table-cell>
          <table:table-cell office:value-type="float" office:value="1760.62890625" calcext:value-type="float">
            <text:p>1760.62890625</text:p>
          </table:table-cell>
          <table:table-cell/>
        </table:table-row>
        <table:table-row table:style-name="ro1">
          <table:table-cell office:value-type="float" office:value="22090000" calcext:value-type="float">
            <text:p>22090000</text:p>
          </table:table-cell>
          <table:table-cell office:value-type="float" office:value="268" calcext:value-type="float">
            <text:p>268</text:p>
          </table:table-cell>
          <table:table-cell office:value-type="float" office:value="1820.662109375" calcext:value-type="float">
            <text:p>1820.662109375</text:p>
          </table:table-cell>
          <table:table-cell/>
        </table:table-row>
        <table:table-row table:style-name="ro1">
          <table:table-cell office:value-type="float" office:value="23040000" calcext:value-type="float">
            <text:p>23040000</text:p>
          </table:table-cell>
          <table:table-cell office:value-type="float" office:value="280" calcext:value-type="float">
            <text:p>280</text:p>
          </table:table-cell>
          <table:table-cell office:value-type="float" office:value="1904.56005859375" calcext:value-type="float">
            <text:p>1904.5600585938</text:p>
          </table:table-cell>
          <table:table-cell/>
        </table:table-row>
        <table:table-row table:style-name="ro1">
          <table:table-cell office:value-type="float" office:value="24010000" calcext:value-type="float">
            <text:p>24010000</text:p>
          </table:table-cell>
          <table:table-cell office:value-type="float" office:value="298" calcext:value-type="float">
            <text:p>298</text:p>
          </table:table-cell>
          <table:table-cell office:value-type="float" office:value="1955.623046875" calcext:value-type="float">
            <text:p>1955.623046875</text:p>
          </table:table-cell>
          <table:table-cell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15" calcext:value-type="float">
            <text:p>315</text:p>
          </table:table-cell>
          <table:table-cell office:value-type="float" office:value="2043.59912109375" calcext:value-type="float">
            <text:p>2043.59912109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0:14:25.839293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10:32:58.913369693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3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19cm" svg:y="3.454cm" style:legend-expansion="high" chart:style-name="ch2"/>
        <chart:plot-area chart:style-name="ch3" table:cell-range-address="Sheet1.A1:Sheet1.E42" chart:data-source-has-labels="both" svg:x="0.455cm" svg:y="0.328cm" svg:width="11.075cm" svg:height="8.636cm">
          <chartooo:coordinate-region svg:x="1.447cm" svg:y="0.527cm" svg:width="10.083cm" svg:height="7.383cm"/>
          <chart:axis chart:dimension="x" chart:name="primary-x" chart:style-name="ch4" chartooo:axis-type="auto">
            <chartooo:date-scale/>
            <chart:categories table:cell-range-address="Sheet1.A2:Sheet1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" chart:label-cell-address="Sheet1.B1:Sheet1.B1" chart:class="chart:line">
            <chart:data-point chart:repeated="41"/>
          </chart:series>
          <chart:series chart:style-name="ch7" chart:values-cell-range-address="Sheet1.C2:Sheet1.C42" chart:label-cell-address="Sheet1.C1:Sheet1.C1" chart:class="chart:line">
            <chart:data-point chart:repeated="41"/>
          </chart:series>
          <chart:series chart:style-name="ch8" chart:values-cell-range-address="Sheet1.D2:Sheet1.D42" chart:label-cell-address="Sheet1.D1:Sheet1.D1" chart:class="chart:line">
            <chart:data-point chart:repeated="41"/>
          </chart:series>
          <chart:series chart:style-name="ch9" chart:values-cell-range-address="Sheet1.E2:Sheet1.E42" chart:label-cell-address="Sheet1.E1:Sheet1.E1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Sheet1.B1:Sheet1.B1</svg:desc>
                </draw:g>
              </table:table-cell>
              <table:table-cell office:value-type="string">
                <text:p>Haskell</text:p>
                <draw:g>
                  <svg:desc>Sheet1.C1:Sheet1.C1</svg:desc>
                </draw:g>
              </table:table-cell>
              <table:table-cell office:value-type="string">
                <text:p>racket mutable</text:p>
                <draw:g>
                  <svg:desc>Sheet1.D1:Sheet1.D1</svg:desc>
                </draw:g>
              </table:table-cell>
              <table:table-cell office:value-type="string">
                <text:p>racket non mutabl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42</svg:desc>
                </draw:g>
              </table:table-cell>
              <table:table-cell office:value-type="float" office:value="19">
                <text:p>19</text:p>
                <draw:g>
                  <svg:desc>Sheet1.B2:Sheet1.B42</svg:desc>
                </draw:g>
              </table:table-cell>
              <table:table-cell office:value-type="float" office:value="79">
                <text:p>79</text:p>
                <draw:g>
                  <svg:desc>Sheet1.C2:Sheet1.C42</svg:desc>
                </draw:g>
              </table:table-cell>
              <table:table-cell office:value-type="float" office:value="93.862060546875">
                <text:p>93.862060546875</text:p>
                <draw:g>
                  <svg:desc>Sheet1.D2:Sheet1.D42</svg:desc>
                </draw:g>
              </table:table-cell>
              <table:table-cell office:value-type="float" office:value="64.72216796875">
                <text:p>64.72216796875</text:p>
                <draw:g>
                  <svg:desc>Sheet1.E2:Sheet1.E42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23.12109375">
                <text:p>123.12109375</text:p>
              </table:table-cell>
              <table:table-cell office:value-type="float" office:value="66.118896484375">
                <text:p>66.1188964843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155.026123046875">
                <text:p>155.026123046875</text:p>
              </table:table-cell>
              <table:table-cell office:value-type="float" office:value="75.592041015625">
                <text:p>75.59204101562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7">
                <text:p>37</text:p>
              </table:table-cell>
              <table:table-cell office:value-type="float" office:value="133">
                <text:p>133</text:p>
              </table:table-cell>
              <table:table-cell office:value-type="float" office:value="173.876953125">
                <text:p>173.876953125</text:p>
              </table:table-cell>
              <table:table-cell office:value-type="float" office:value="99.5390625">
                <text:p>99.539062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5">
                <text:p>45</text:p>
              </table:table-cell>
              <table:table-cell office:value-type="float" office:value="151">
                <text:p>151</text:p>
              </table:table-cell>
              <table:table-cell office:value-type="float" office:value="192.887939453125">
                <text:p>192.887939453125</text:p>
              </table:table-cell>
              <table:table-cell office:value-type="float" office:value="113.6259765625">
                <text:p>113.625976562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4">
                <text:p>54</text:p>
              </table:table-cell>
              <table:table-cell office:value-type="float" office:value="174">
                <text:p>174</text:p>
              </table:table-cell>
              <table:table-cell office:value-type="float" office:value="228.8388671875">
                <text:p>228.8388671875</text:p>
              </table:table-cell>
              <table:table-cell office:value-type="float" office:value="124.347900390625">
                <text:p>124.34790039062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9">
                <text:p>59</text:p>
              </table:table-cell>
              <table:table-cell office:value-type="float" office:value="201">
                <text:p>201</text:p>
              </table:table-cell>
              <table:table-cell office:value-type="float" office:value="245.176025390625">
                <text:p>245.176025390625</text:p>
              </table:table-cell>
              <table:table-cell office:value-type="float" office:value="144.112060546875">
                <text:p>144.11206054687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68">
                <text:p>68</text:p>
              </table:table-cell>
              <table:table-cell office:value-type="float" office:value="242">
                <text:p>242</text:p>
              </table:table-cell>
              <table:table-cell office:value-type="float" office:value="284.35009765625">
                <text:p>284.35009765625</text:p>
              </table:table-cell>
              <table:table-cell office:value-type="float" office:value="156.47607421875">
                <text:p>156.476074218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9">
                <text:p>79</text:p>
              </table:table-cell>
              <table:table-cell office:value-type="float" office:value="263">
                <text:p>263</text:p>
              </table:table-cell>
              <table:table-cell office:value-type="float" office:value="301.317138671875">
                <text:p>301.317138671875</text:p>
              </table:table-cell>
              <table:table-cell office:value-type="float" office:value="201.64501953125">
                <text:p>201.6450195312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4">
                <text:p>84</text:p>
              </table:table-cell>
              <table:table-cell office:value-type="float" office:value="293">
                <text:p>293</text:p>
              </table:table-cell>
              <table:table-cell office:value-type="float" office:value="344.577880859375">
                <text:p>344.577880859375</text:p>
              </table:table-cell>
              <table:table-cell office:value-type="float" office:value="206.324951171875">
                <text:p>206.32495117187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9">
                <text:p>109</text:p>
              </table:table-cell>
              <table:table-cell office:value-type="float" office:value="306">
                <text:p>306</text:p>
              </table:table-cell>
              <table:table-cell office:value-type="float" office:value="381.89990234375">
                <text:p>381.89990234375</text:p>
              </table:table-cell>
              <table:table-cell office:value-type="float" office:value="228.778076171875">
                <text:p>228.7780761718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28">
                <text:p>128</text:p>
              </table:table-cell>
              <table:table-cell office:value-type="float" office:value="406">
                <text:p>406</text:p>
              </table:table-cell>
              <table:table-cell office:value-type="float" office:value="420.734130859375">
                <text:p>420.734130859375</text:p>
              </table:table-cell>
              <table:table-cell office:value-type="float" office:value="248.822021484375">
                <text:p>248.82202148437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40">
                <text:p>140</text:p>
              </table:table-cell>
              <table:table-cell office:value-type="float" office:value="331">
                <text:p>331</text:p>
              </table:table-cell>
              <table:table-cell office:value-type="float" office:value="476.751953125">
                <text:p>476.751953125</text:p>
              </table:table-cell>
              <table:table-cell office:value-type="float" office:value="274.801025390625">
                <text:p>274.80102539062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40">
                <text:p>140</text:p>
              </table:table-cell>
              <table:table-cell office:value-type="float" office:value="458">
                <text:p>458</text:p>
              </table:table-cell>
              <table:table-cell office:value-type="float" office:value="503.18017578125">
                <text:p>503.18017578125</text:p>
              </table:table-cell>
              <table:table-cell office:value-type="float" office:value="274.84814453125">
                <text:p>274.8481445312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59">
                <text:p>159</text:p>
              </table:table-cell>
              <table:table-cell office:value-type="float" office:value="471">
                <text:p>471</text:p>
              </table:table-cell>
              <table:table-cell office:value-type="float" office:value="548.35009765625">
                <text:p>548.35009765625</text:p>
              </table:table-cell>
              <table:table-cell office:value-type="float" office:value="303.5869140625">
                <text:p>303.586914062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09">
                <text:p>209</text:p>
              </table:table-cell>
              <table:table-cell office:value-type="float" office:value="494">
                <text:p>494</text:p>
              </table:table-cell>
              <table:table-cell office:value-type="float" office:value="593.307861328125">
                <text:p>593.307861328125</text:p>
              </table:table-cell>
              <table:table-cell office:value-type="float" office:value="322.0859375">
                <text:p>322.085937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31">
                <text:p>231</text:p>
              </table:table-cell>
              <table:table-cell office:value-type="float" office:value="539">
                <text:p>539</text:p>
              </table:table-cell>
              <table:table-cell office:value-type="float" office:value="661.320068359375">
                <text:p>661.320068359375</text:p>
              </table:table-cell>
              <table:table-cell office:value-type="float" office:value="351.120849609375">
                <text:p>351.12084960937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42">
                <text:p>242</text:p>
              </table:table-cell>
              <table:table-cell office:value-type="float" office:value="565">
                <text:p>565</text:p>
              </table:table-cell>
              <table:table-cell office:value-type="float" office:value="717.5">
                <text:p>717.5</text:p>
              </table:table-cell>
              <table:table-cell office:value-type="float" office:value="382.427978515625">
                <text:p>382.42797851562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24">
                <text:p>224</text:p>
              </table:table-cell>
              <table:table-cell office:value-type="float" office:value="679">
                <text:p>679</text:p>
              </table:table-cell>
              <table:table-cell office:value-type="float" office:value="780.677001953125">
                <text:p>780.677001953125</text:p>
              </table:table-cell>
              <table:table-cell office:value-type="float" office:value="404.89111328125">
                <text:p>404.8911132812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82">
                <text:p>282</text:p>
              </table:table-cell>
              <table:table-cell office:value-type="float" office:value="687">
                <text:p>687</text:p>
              </table:table-cell>
              <table:table-cell office:value-type="float" office:value="824.487060546875">
                <text:p>824.487060546875</text:p>
              </table:table-cell>
              <table:table-cell office:value-type="float" office:value="429.832763671875">
                <text:p>429.8327636718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62">
                <text:p>262</text:p>
              </table:table-cell>
              <table:table-cell office:value-type="float" office:value="792">
                <text:p>792</text:p>
              </table:table-cell>
              <table:table-cell office:value-type="float" office:value="780.577880859375">
                <text:p>780.577880859375</text:p>
              </table:table-cell>
              <table:table-cell office:value-type="float" office:value="457.310791015625">
                <text:p>457.31079101562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35">
                <text:p>335</text:p>
              </table:table-cell>
              <table:table-cell office:value-type="float" office:value="708">
                <text:p>708</text:p>
              </table:table-cell>
              <table:table-cell office:value-type="float" office:value="845.135009765625">
                <text:p>845.135009765625</text:p>
              </table:table-cell>
              <table:table-cell office:value-type="float" office:value="487.5791015625">
                <text:p>487.57910156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71">
                <text:p>371</text:p>
              </table:table-cell>
              <table:table-cell office:value-type="float" office:value="825">
                <text:p>825</text:p>
              </table:table-cell>
              <table:table-cell office:value-type="float" office:value="904.52001953125">
                <text:p>904.52001953125</text:p>
              </table:table-cell>
              <table:table-cell office:value-type="float" office:value="521.43310546875">
                <text:p>521.4331054687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402">
                <text:p>402</text:p>
              </table:table-cell>
              <table:table-cell office:value-type="float" office:value="914">
                <text:p>914</text:p>
              </table:table-cell>
              <table:table-cell office:value-type="float" office:value="959.656982421875">
                <text:p>959.656982421875</text:p>
              </table:table-cell>
              <table:table-cell office:value-type="float" office:value="557.174072265625">
                <text:p>557.17407226562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92">
                <text:p>392</text:p>
              </table:table-cell>
              <table:table-cell office:value-type="float" office:value="923">
                <text:p>923</text:p>
              </table:table-cell>
              <table:table-cell office:value-type="float" office:value="1017.9560546875">
                <text:p>1017.9560546875</text:p>
              </table:table-cell>
              <table:table-cell office:value-type="float" office:value="581.0029296875">
                <text:p>581.002929687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6">
                <text:p>356</text:p>
              </table:table-cell>
              <table:table-cell office:value-type="float" office:value="1023">
                <text:p>1023</text:p>
              </table:table-cell>
              <table:table-cell office:value-type="float" office:value="1083.578125">
                <text:p>1083.578125</text:p>
              </table:table-cell>
              <table:table-cell office:value-type="float" office:value="610.31982421875">
                <text:p>610.3198242187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465">
                <text:p>465</text:p>
              </table:table-cell>
              <table:table-cell office:value-type="float" office:value="933">
                <text:p>933</text:p>
              </table:table-cell>
              <table:table-cell office:value-type="float" office:value="1121.65112304688">
                <text:p>1121.65112304688</text:p>
              </table:table-cell>
              <table:table-cell office:value-type="float" office:value="643.115966796875">
                <text:p>643.115966796875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479">
                <text:p>479</text:p>
              </table:table-cell>
              <table:table-cell office:value-type="float" office:value="1254">
                <text:p>1254</text:p>
              </table:table-cell>
              <table:table-cell office:value-type="float" office:value="1196.90112304688">
                <text:p>1196.90112304688</text:p>
              </table:table-cell>
              <table:table-cell office:value-type="float" office:value="681.414794921875">
                <text:p>681.41479492187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23">
                <text:p>423</text:p>
              </table:table-cell>
              <table:table-cell office:value-type="float" office:value="1075">
                <text:p>1075</text:p>
              </table:table-cell>
              <table:table-cell office:value-type="float" office:value="1282.97998046875">
                <text:p>1282.97998046875</text:p>
              </table:table-cell>
              <table:table-cell office:value-type="float" office:value="724.567138671875">
                <text:p>724.56713867187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574">
                <text:p>574</text:p>
              </table:table-cell>
              <table:table-cell office:value-type="float" office:value="1263">
                <text:p>1263</text:p>
              </table:table-cell>
              <table:table-cell office:value-type="float" office:value="1337.09790039063">
                <text:p>1337.09790039063</text:p>
              </table:table-cell>
              <table:table-cell office:value-type="float" office:value="760.046875">
                <text:p>760.0468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87">
                <text:p>587</text:p>
              </table:table-cell>
              <table:table-cell office:value-type="float" office:value="1355">
                <text:p>1355</text:p>
              </table:table-cell>
              <table:table-cell office:value-type="float" office:value="1417.12109375">
                <text:p>1417.12109375</text:p>
              </table:table-cell>
              <table:table-cell office:value-type="float" office:value="777.195068359375">
                <text:p>777.19506835937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638">
                <text:p>638</text:p>
              </table:table-cell>
              <table:table-cell office:value-type="float" office:value="1411">
                <text:p>1411</text:p>
              </table:table-cell>
              <table:table-cell office:value-type="float" office:value="1441.48388671875">
                <text:p>1441.48388671875</text:p>
              </table:table-cell>
              <table:table-cell office:value-type="float" office:value="850.157958984375">
                <text:p>850.15795898437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721">
                <text:p>721</text:p>
              </table:table-cell>
              <table:table-cell office:value-type="float" office:value="1655">
                <text:p>1655</text:p>
              </table:table-cell>
              <table:table-cell office:value-type="float" office:value="1511.10595703125">
                <text:p>1511.10595703125</text:p>
              </table:table-cell>
              <table:table-cell office:value-type="float" office:value="866.009033203125">
                <text:p>866.00903320312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791">
                <text:p>791</text:p>
              </table:table-cell>
              <table:table-cell office:value-type="float" office:value="1866">
                <text:p>1866</text:p>
              </table:table-cell>
              <table:table-cell office:value-type="float" office:value="1585.42602539063">
                <text:p>1585.42602539063</text:p>
              </table:table-cell>
              <table:table-cell office:value-type="float" office:value="1006.23388671875">
                <text:p>1006.2338867187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800">
                <text:p>800</text:p>
              </table:table-cell>
              <table:table-cell office:value-type="float" office:value="1734">
                <text:p>1734</text:p>
              </table:table-cell>
              <table:table-cell office:value-type="float" office:value="1669.51293945313">
                <text:p>1669.51293945313</text:p>
              </table:table-cell>
              <table:table-cell office:value-type="float" office:value="938.325927734375">
                <text:p>938.32592773437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825">
                <text:p>825</text:p>
              </table:table-cell>
              <table:table-cell office:value-type="float" office:value="1652">
                <text:p>1652</text:p>
              </table:table-cell>
              <table:table-cell office:value-type="float" office:value="1703.65893554688">
                <text:p>1703.65893554688</text:p>
              </table:table-cell>
              <table:table-cell office:value-type="float" office:value="983.580810546875">
                <text:p>983.58081054687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925">
                <text:p>925</text:p>
              </table:table-cell>
              <table:table-cell office:value-type="float" office:value="2012">
                <text:p>2012</text:p>
              </table:table-cell>
              <table:table-cell office:value-type="float" office:value="1804.90380859375">
                <text:p>1804.90380859375</text:p>
              </table:table-cell>
              <table:table-cell office:value-type="float" office:value="1026.10986328125">
                <text:p>1026.1098632812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949">
                <text:p>949</text:p>
              </table:table-cell>
              <table:table-cell office:value-type="float" office:value="1808">
                <text:p>1808</text:p>
              </table:table-cell>
              <table:table-cell office:value-type="float" office:value="1886.88403320313">
                <text:p>1886.88403320313</text:p>
              </table:table-cell>
              <table:table-cell office:value-type="float" office:value="1069.458984375">
                <text:p>1069.45898437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04">
                <text:p>1004</text:p>
              </table:table-cell>
              <table:table-cell office:value-type="float" office:value="2251">
                <text:p>2251</text:p>
              </table:table-cell>
              <table:table-cell office:value-type="float" office:value="1985.88110351563">
                <text:p>1985.88110351563</text:p>
              </table:table-cell>
              <table:table-cell office:value-type="float" office:value="1113.60888671875">
                <text:p>1113.6088867187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082">
                <text:p>1082</text:p>
              </table:table-cell>
              <table:table-cell office:value-type="float" office:value="2021">
                <text:p>2021</text:p>
              </table:table-cell>
              <table:table-cell office:value-type="float" office:value="2070.96899414062">
                <text:p>2070.96899414062</text:p>
              </table:table-cell>
              <table:table-cell office:value-type="float" office:value="1154.63598632813">
                <text:p>1154.635986328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04">
                <text:p>1104</text:p>
              </table:table-cell>
              <table:table-cell office:value-type="float" office:value="2203">
                <text:p>2203</text:p>
              </table:table-cell>
              <table:table-cell office:value-type="float" office:value="2137.34594726562">
                <text:p>2137.34594726562</text:p>
              </table:table-cell>
              <table:table-cell office:value-type="float" office:value="1204.0419921875">
                <text:p>1204.04199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